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1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1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X games play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urnament cancelled due to serious bugs in cod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rogress_check_(EHT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=011=10101==0==0======1=1===0===1=10=111========00==11=0110==1=111==01=0=1000=1=010=0=010====000=11===011==1=1=1===1==001=1==011111=0====01==10=11=01=1=11001===100==1=100=01=000==0100100====01===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8</text:p>
          </table:table-cell>
          <table:table-cell office:value-type="float" office:value="96" table:style-name="ce1">
            <text:p>9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01====100=01010==1==1======0=0===1===0=01=000========11==00=1001==0=000==10=1=0111=0=101=1=101====111=00===100==0=0=0===0==110=0==100000=1====10==01=00=10=0=00110===011==0=011=10=111==1011011====10===</text:p>
          </table:table-cell>
          <table:table-cell office:value-type="string" table:style-name="ce1">
            <text:p>...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NullMoveTes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7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6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24.5" table:style-name="ce1">
            <text:p>24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10=110=101=11100=00</text:p>
          </table:table-cell>
          <table:table-cell office:value-type="string" table:style-name="ce1">
            <text:p>=1==0=111===0110=10=01</text:p>
          </table:table-cell>
          <table:table-cell office:value-type="float" office:value="507.25" table:style-name="ce1">
            <text:p>507.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9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=001=001=010=00011=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1==1===101===110==</text:p>
          </table:table-cell>
          <table:table-cell office:value-type="float" office:value="485.5" table:style-name="ce1">
            <text:p>48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9</text:p>
          </table:table-cell>
          <table:table-cell office:value-type="float" office:value="18.5" table:style-name="ce1">
            <text:p>18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0==1=000===1001=01=10</text:p>
          </table:table-cell>
          <table:table-cell office:value-type="string" table:style-name="ce1">
            <text:p>====0==0===010===001==</text:p>
          </table:table-cell>
          <table:table-cell office:value-type="string" table:style-name="ce1">
            <text:p>...</text:p>
          </table:table-cell>
          <table:table-cell office:value-type="float" office:value="439.75" table:style-name="ce1">
            <text:p>439.75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LateMoveReduction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8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4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1==1===00===0==</text:p>
          </table:table-cell>
          <table:table-cell office:value-type="string" table:style-name="ce1">
            <text:p>===10=111=0=0===01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1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=00==0===11=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11=11=0=0=====0=0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2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===01=000=1=1===10</text:p>
          </table:table-cell>
          <table:table-cell office:value-type="string" table:style-name="ce1">
            <text:p>100=00=1=1=====1=1</text:p>
          </table:table-cell>
          <table:table-cell office:value-type="string" table:style-name="ce1">
            <text:p>...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Progress_check_(IID)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9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3</text:p>
          </table:table-cell>
          <table:table-cell office:value-type="float" office:value="57.5" table:style-name="ce1">
            <text:p>57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0=01=1=110101=1==110=====11000==10======1==1011111==1==0=010=1=1=1===00011=1==1010=00=1=011=1==1=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1</text:p>
          </table:table-cell>
          <table:table-cell office:value-type="float" office:value="42.5" table:style-name="ce1">
            <text:p>42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0=01=10=0=001010=0==001=====00111==01======0==0100000==0==1=101=0=0=0===11100=0==0101=11=0=100=0==0=</text:p>
          </table:table-cell>
          <table:table-cell office:value-type="string" table:style-name="ce1">
            <text:p>...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5-15T21:53:04Z</dc:date>
  </office:meta>
</office:document-meta>
</file>